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CEC000009B14875E66B9DEA57F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nspiration-title">
      <style:graphic-properties fo:min-height="2cm"/>
      <style:paragraph-properties style:writing-mode="lr-tb"/>
    </style:style>
    <style:style style:name="pr2" style:family="presentation" style:parent-style-name="Inspiration-subtitle">
      <style:graphic-properties draw:fill-color="#ffffff" draw:textarea-vertical-align="top" fo:min-height="12.179cm"/>
      <style:paragraph-properties style:writing-mode="lr-tb"/>
    </style:style>
    <style:style style:name="pr3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Inspiration-outline1">
      <style:graphic-properties fo:min-height="11.929cm"/>
      <style:paragraph-properties style:writing-mode="lr-tb"/>
    </style:style>
    <style:style style:name="pr5" style:family="presentation" style:parent-style-name="Inspiration-notes">
      <style:graphic-properties draw:fill-color="#ffffff" fo:min-height="1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Data Telemetry using Node-red</text:p>
          </draw:text-box>
        </draw:frame>
        <draw:frame presentation:style-name="pr2" draw:text-style-name="P2" draw:layer="layout" svg:width="25.2cm" svg:height="12.179cm" svg:x="1.4cm" svg:y="5cm" presentation:class="subtitle" presentation:user-transformed="true">
          <draw:text-box>
            <text:list text:style-name="L1">
              <text:list-item>
                <text:p text:style-name="P1"><text:s/>Register a new Endpoint</text:p>
              </text:list-item>
              <text:list-item>
                <text:p text:style-name="P1"><text:s/>Store the Token and Application Ver in separate file</text:p>
              </text:list-item>
              <text:list-item>
                <text:p text:style-name="P1"><text:s/>Import the JSON file in node-red</text:p>
              </text:list-item>
              <text:list-item>
                <text:p text:style-name="P1"><text:s/>Open ‘Init Global’ and replace values for token and app ver</text:p>
              </text:list-item>
              <text:list-item>
                <text:p text:style-name="P1"><text:s/>Deploy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Webhook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There are two ways your apps can communicate with each other to share information: polling and webhooks</text:p>
              </text:list-item>
              <text:list-item>
                <text:p>Webhooks are automated messages sent from apps when something happens</text:p>
              </text:list-item>
              <text:list-item>
                <text:p>Webhooks are data and executable commands sent from one app to another over HTTP instead of through the command line in your computer, formatted in XML, JSON, or form-encoded serialization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Alerting using Social Media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Click on <text:s/>Alerts and create a new Monitor</text:p>
              </text:list-item>
              <text:list-item>
                <text:p>In ‘Monitor’ put limit on the telemetry data to consider</text:p>
              </text:list-item>
              <text:list-item>
                <text:p>Then use ‘Trigger’ to set condition for action</text:p>
                <text:list>
                  <text:list-item>
                    <text:p>Visual Graph</text:p>
                  </text:list-item>
                  <text:list-item>
                    <text:p>Extraction Query</text:p>
                  </text:list-item>
                  <text:list-item>
                    <text:p>Anomaly Detector</text:p>
                  </text:list-item>
                </text:list>
              </text:list-item>
              <text:list-item>
                <text:p>Action is used to send the data or message of alert</text:p>
              </text:list-item>
              <text:list-item>
                <text:p>Destination is the third party apps for notification</text:p>
                <text:list>
                  <text:list-item>
                    <text:p>Amazon Chime</text:p>
                  </text:list-item>
                  <text:list-item>
                    <text:p>Slack</text:p>
                  </text:list-item>
                  <text:list-item>
                    <text:p>Webhook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7T00:12:56.887775230</meta:creation-date>
    <meta:editing-duration>PT56M36S</meta:editing-duration>
    <meta:editing-cycles>6</meta:editing-cycles>
    <meta:generator>LibreOffice/6.4.7.2$Linux_X86_64 LibreOffice_project/40$Build-2</meta:generator>
    <dc:title>Inspiration</dc:title>
    <dc:date>2022-06-17T02:40:26.782741143</dc:date>
    <meta:document-statistic meta:object-count="34"/>
  </office:meta>
</office:document-meta>
</file>